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end" style:justify-single-word="false"/>
    </style:style>
    <style:style style:name="P2" style:family="paragraph" style:parent-style-name="Standard">
      <style:paragraph-properties fo:line-height="200%"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immy Goad</text:p>
      <text:p text:style-name="P1"/>
      <text:p text:style-name="P1">CS-360</text:p>
      <text:p text:style-name="P1"/>
      <text:p text:style-name="P2"><text:tab/>Our app offers a sleek and intuitive solution for tracking items, allowing users to effortlessly manage their inventory or tasks in a visually appealing grid layout. With its user-friendly interface, users can quickly create, read, update, and delete items, ensuring they have complete control over their data. The grid display provides a clear overview of all items, making it easy to spot details at a glance, while customizable features allow for personalized organization. Whether you're managing inventory, planning events, or tracking daily activities, our app streamlines the process, keeping everything organized and accessible. Experience the convenience of efficient item tracking with a simple tap, and take your productivity to the next level! </text:p>
      <text:p text:style-name="P2"><text:tab/>Our app is designed to be highly versatile and user-friendly, running seamlessly on a wide range of Android devices. Specifically optimized for API level 35 (Android 12), it takes full advantage of the latest features and enhancements, ensuring a smooth and engaging user experience. However, it also supports devices running as far back as Android 5.0 (API level 21), making it accessible to a broader audience. This extensive compatibility means that users can enjoy our app’s intuitive grid layout and robust item-tracking capabilities, regardless of their device’s age or specifications. By choosing our app, users benefit from a cutting-edge solution that works efficiently on both modern smartphones and older models, ensuring they can stay organized and productive wherever they are. </text:p>
      <text:p text:style-name="P2"><text:tab/>Our app prioritizes user experience and privacy, requesting only the essential permissions needed to deliver its full functionality. One key permission we ask for is SMS access, enabling the app to send important notifications directly to users’ mobile devices. This feature ensures that users receive timely alerts regarding their tracked items, whether it’s a reminder for an upcoming event or a notification about low inventory. By requesting this permission, we enhance the app's value and help <text:soft-page-break/>users stay organized without compromising their security. We are committed to transparency, ensuring that users understand why this permission is necessary, thus fostering trust and confidence in our app as a reliable tool for managing their tasks and inventory efficiently. </text:p>
      <text:p text:style-name="P2"><text:tab/>To ensure that our app remains accessible while generating revenue, we plan to implement a minimal ad strategy that strikes the perfect balance between user experience and profitability. By integrating unobtrusive banner ads and occasional interstitials, we can generate income without overwhelming our users or disrupting their workflow. Our focus will be on displaying relevant ads that align with our users' interests, enhancing their experience rather than detracting from it. Additionally, we will offer a premium, ad-free version of the app for those who prefer an uninterrupted experience, providing users with the flexibility to choose their preferred mode. This approach not only helps us sustain and improve the app but also allows us to continuously add new features and enhancements based on user feedback, ensuring that we meet their evolving needs while maintaining a high-quality experien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27T20:59:53.54</meta:creation-date>
    <meta:document-statistic meta:table-count="0" meta:image-count="0" meta:object-count="0" meta:page-count="2" meta:paragraph-count="6" meta:word-count="487" meta:character-count="3248"/>
    <dc:date>2024-10-27T21:04:13.17</dc:date>
    <meta:editing-duration>PT4M19S</meta:editing-duration>
    <meta:editing-cycles>1</meta:editing-cycles>
    <meta:generator>OpenOffice/4.1.8$Win32 OpenOffice.org_project/418m3$Build-9803</meta:generator>
  </office:meta>
</office:document-meta>
</file>